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ing embedded json</text:p>
      <text:p text:style-name="p">We used this for The Fascinator.</text:p>
      <text:p text:style-name="p">Create a html page.</text:p>
      <text:p text:style-name="pre1">&lt;html&gt;</text:p>
      <text:p text:style-name="pre1">&lt;head&gt;</text:p>
      <text:p text:style-name="pre1">&lt;title&gt;Solr Ajax Example&lt;/title&gt;</text:p>
      <text:p text:style-name="pre1">&lt;/head&gt;</text:p>
      <text:p text:style-name="pre1">&lt;body &gt; <text:s/></text:p>
      <text:p text:style-name="pre1">&lt;div id="result"&gt;&lt;/div&gt;</text:p>
      <text:p text:style-name="pre1">&lt;p/&gt;&lt;pre&gt;Raw JSON String: &lt;div id="raw"&gt;&lt;/div&gt;&lt;/pre&gt;</text:p>
      <text:p text:style-name="pre1">&lt;script type="text/javascript" src="jsr_class.js"&gt; &lt;/script&gt;</text:p>
      <text:p text:style-name="pre1">&lt;script type="text/javascript"&gt;</text:p>
      <text:p text:style-name="pre1">//&lt;![CDATA[</text:p>
      <text:p text:style-name="pre1">function updatepage(rsp){</text:p>
      <text:p text:style-name="pre1"><text:s/>var html= "&lt;br&gt;numFound=" + rsp.response.numFound;</text:p>
      <text:p text:style-name="pre1"><text:s/>for (i=0; i&lt;rsp.response.docs.length; i++ )</text:p>
      <text:p text:style-name="pre1"><text:s/>{</text:p>
      <text:p text:style-name="pre1"><text:s text:c="4"/>var doc =rsp.response.docs[i]</text:p>
      <text:p text:style-name="pre1"><text:s text:c="4"/>html += "&lt;br&gt;&lt;a href='http://rspilot.usq.edu.au:8080/the-fascinator/detail/"+doc.pid+"'&gt;"+doc.title+"&lt;/a&gt;";</text:p>
      <text:p text:style-name="pre1">}</text:p>
      <text:p text:style-name="pre1"><text:s text:c="2"/>document.getElementById("result").innerHTML = html;</text:p>
      <text:p text:style-name="pre1"><text:s text:c="5"/>bObj.removeScriptTag(); </text:p>
      <text:p text:style-name="pre1"><text:s text:c="2"/>}</text:p>
      <text:p text:style-name="pre2">var req <text:s/>= 'http://rspilot.usq.edu.au:8080/the-fascinator/solr?wt=json&amp;json.wrf=updatepage';</text:p>
      <text:p text:style-name="pre2">bObj = new JSONscriptRequest(req); </text:p>
      <text:p text:style-name="pre2">bObj.buildScriptTag(); </text:p>
      <text:p text:style-name="pre2">bObj.addScriptTag();</text:p>
      <text:p text:style-name="pre2">//]]&gt;</text:p>
      <text:p text:style-name="pre2">&lt;/script&gt;</text:p>
      <text:p text:style-name="pre2">&lt;/body&gt;</text:p>
      <text:p text:style-name="pre2">&lt;/html&gt;</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style:page-layout style:name="Mpm13">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_20_right"><text:title>Testing embed in copy package</text:title></text:p>
            </table:table-cell>
            <table:table-cell table:style-name="Table1.A1" office:value-type="string">
              <text:p text:style-name="MP1"><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Testing embed in copy package</text:title></text:p>
            </table:table-cell>
            <table:table-cell table:style-name="Table52.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50" table:style-name="Table50">
          <table:table-column table:style-name="Table50.A"/>
          <table:table-column table:style-name="Table50.B"/>
          <table:table-row>
            <table:table-cell table:style-name="Table50.A1" office:value-type="string">
              <text:p text:style-name="Header_20_right"><text:title>Testing embed in copy package</text:title></text:p>
            </table:table-cell>
            <table:table-cell table:style-name="Table50.A1" office:value-type="string">
              <text:p text:style-name="M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Testing embed in copy packag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2">
      <style:header>
        <table:table table:name="Table48" table:style-name="Table48">
          <table:table-column table:style-name="Table48.A"/>
          <table:table-column table:style-name="Table48.B"/>
          <table:table-row>
            <table:table-cell table:style-name="Table48.A1" office:value-type="string">
              <text:p text:style-name="Header_20_right"><text:title>Testing embed in copy package</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3" style:next-style-name="Standard">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Testing embed in copy package</dc:title>
    <meta:initial-creator>Daniel de Byl</meta:initial-creator>
    <meta:creation-date>2007-02-05T13:22:46</meta:creation-date>
    <dc:creator>Bron Chandler</dc:creator>
    <dc:date>2009-07-23T12:54:13</dc:date>
    <dc:language>en-US</dc:language>
    <meta:editing-cycles>7</meta:editing-cycles>
    <meta:editing-duration>PT00H06M34S</meta:editing-duration>
    <meta:document-statistic meta:table-count="54" meta:image-count="0" meta:object-count="0" meta:page-count="1" meta:paragraph-count="103" meta:word-count="194" meta:character-count="1423"/>
    <meta:user-defined meta:name="Info 1"/>
    <meta:user-defined meta:name="Info 2"/>
    <meta:user-defined meta:name="Info 3"/>
    <meta:user-defined meta:name="Info 4"/>
    <meta:template xlink:type="simple" xlink:actuate="onRequest" xlink:title="ice-template" xlink:href="../../../templates/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